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elle1" style:family="table">
      <style:table-properties style:width="16.933cm" fo:margin-top="0cm" fo:margin-bottom="0cm" table:align="right"/>
    </style:style>
    <style:style style:name="Tabelle1.A" style:family="table-column">
      <style:table-column-properties style:column-width="7.355cm"/>
    </style:style>
    <style:style style:name="Tabelle1.B" style:family="table-column">
      <style:table-column-properties style:column-width="9.5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padding="0.141cm" fo:border-left="1pt solid #000000" fo:border-right="1pt solid #000000" fo:border-top="1pt solid #000000" fo:border-bottom="none"/>
    </style:style>
    <style:style style:name="Tabelle1.A2" style:family="table-cell">
      <style:table-cell-properties style:vertical-align="" fo:padding="0.141cm" fo:border-left="1pt solid #000000" fo:border-right="1pt solid #000000" fo:border-top="none" fo:border-bottom="none"/>
    </style:style>
    <style:style style:name="Tabelle1.A5" style:family="table-cell">
      <style:table-cell-properties style:vertical-align="" fo:padding="0.141cm" fo:border-left="1pt solid #000000" fo:border-right="1pt solid #000000" fo:border-top="none" fo:border-bottom="1pt solid #000000"/>
    </style:style>
    <style:style style:name="Tabelle2" style:family="table">
      <style:table-properties style:width="17.332cm" fo:margin-left="-0.383cm" fo:margin-top="0cm" fo:margin-bottom="0cm" table:align="left"/>
    </style:style>
    <style:style style:name="Tabelle2.A" style:family="table-column">
      <style:table-column-properties style:column-width="4.293cm"/>
    </style:style>
    <style:style style:name="Tabelle2.B" style:family="table-column">
      <style:table-column-properties style:column-width="6.195cm"/>
    </style:style>
    <style:style style:name="Tabelle2.C" style:family="table-column">
      <style:table-column-properties style:column-width="6.844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padding="0.141cm" fo:border="1pt solid #686e74"/>
    </style:style>
    <style:style style:name="Tabelle2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Tabelle3" style:family="table">
      <style:table-properties style:width="17.332cm" fo:margin-left="-0.383cm" fo:margin-top="0cm" fo:margin-bottom="0cm" table:align="left"/>
    </style:style>
    <style:style style:name="Tabelle3.A" style:family="table-column">
      <style:table-column-properties style:column-width="4.293cm"/>
    </style:style>
    <style:style style:name="Tabelle3.B" style:family="table-column">
      <style:table-column-properties style:column-width="6.195cm"/>
    </style:style>
    <style:style style:name="Tabelle3.C" style:family="table-column">
      <style:table-column-properties style:column-width="6.844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padding="0.141cm" fo:border="1pt solid #686e74"/>
    </style:style>
    <style:style style:name="Tabelle3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P1" style:family="paragraph" style:parent-style-name="Standard">
      <style:paragraph-properties fo:line-height="115%"/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3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paragraph-rsid="000eab79" style:font-size-asian="11pt" style:font-weight-asian="normal"/>
    </style:style>
    <style:style style:name="P4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rsid="0013e05c" officeooo:paragraph-rsid="0013e05c" style:font-size-asian="11pt" style:font-weight-asian="normal"/>
    </style:style>
    <style:style style:name="P5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style:font-size-asian="18pt" style:font-weight-asian="normal"/>
    </style:style>
    <style:style style:name="P6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7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8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eab79" style:font-size-asian="18pt" style:font-weight-asian="normal"/>
    </style:style>
    <style:style style:name="P9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0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8.513cm"/>
          <style:tab-stop style:position="10.155cm"/>
        </style:tab-stops>
      </style:paragraph-properties>
      <style:text-properties fo:color="#000000" loext:opacity="100%" style:font-name="Liberation Sans" fo:font-size="25pt" style:text-underline-style="none" fo:font-weight="bold" style:font-size-asian="25pt" style:font-weight-asian="bold"/>
    </style:style>
    <style:style style:name="P1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normal" officeooo:rsid="00109c7a" officeooo:paragraph-rsid="00109c7a" style:font-size-asian="12pt" style:font-weight-asian="normal"/>
    </style:style>
    <style:style style:name="P13" style:family="paragraph" style:parent-style-name="Text_20_body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bold" officeooo:rsid="00109c7a" officeooo:paragraph-rsid="00109c7a" style:font-size-asian="12pt" style:font-weight-asian="bold" style:font-weight-complex="bold"/>
    </style:style>
    <style:style style:name="P1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style:font-size-asian="12pt" style:font-weight-asian="normal"/>
    </style:style>
    <style:style style:name="P1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paragraph-rsid="000eab79" style:font-size-asian="12pt" style:font-weight-asian="normal"/>
    </style:style>
    <style:style style:name="P1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99558" officeooo:paragraph-rsid="00199558" style:font-size-asian="12pt" style:font-weight-asian="normal"/>
    </style:style>
    <style:style style:name="P1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99558" officeooo:paragraph-rsid="001a3d7d" style:font-size-asian="12pt" style:font-weight-asian="normal"/>
    </style:style>
    <style:style style:name="P18" style:family="paragraph" style:parent-style-name="Standard">
      <style:paragraph-properties fo:line-height="115%" fo:orphans="0" fo:widows="0">
        <style:tab-stops/>
      </style:paragraph-properties>
      <style:text-properties style:font-name="Liberation Sans"/>
    </style:style>
    <style:style style:name="P19" style:family="paragraph" style:parent-style-name="Standard">
      <style:paragraph-properties fo:line-height="115%" fo:orphans="0" fo:widows="0">
        <style:tab-stops/>
      </style:paragraph-properties>
      <style:text-properties style:font-name="Liberation Sans" officeooo:paragraph-rsid="000eab79"/>
    </style:style>
    <style:style style:name="P20" style:family="paragraph" style:parent-style-name="Text_20_body">
      <style:text-properties style:font-name="Liberation Sans"/>
    </style:style>
    <style:style style:name="P21" style:family="paragraph" style:parent-style-name="Standard">
      <style:paragraph-properties fo:line-height="115%" fo:orphans="0" fo:widows="0"/>
    </style:style>
    <style:style style:name="P22" style:family="paragraph" style:parent-style-name="Standard" style:list-style-name="L1">
      <style:text-properties officeooo:paragraph-rsid="00109c7a"/>
    </style:style>
    <style:style style:name="P23" style:family="paragraph" style:parent-style-name="Standard" style:list-style-name="L1">
      <style:paragraph-properties fo:margin-top="0cm" fo:margin-bottom="0cm" style:contextual-spacing="false"/>
      <style:text-properties style:font-name="Liberation Sans" fo:font-weight="bold" officeooo:paragraph-rsid="00109c7a" style:font-weight-asian="bold" style:font-weight-complex="bold"/>
    </style:style>
    <style:style style:name="P24" style:family="paragraph" style:parent-style-name="Standard" style:list-style-name="L1">
      <style:text-properties style:font-name="Liberation Sans" fo:font-weight="bold" officeooo:paragraph-rsid="00109c7a" style:font-weight-asian="bold" style:font-weight-complex="bold"/>
    </style:style>
    <style:style style:name="P25" style:family="paragraph" style:parent-style-name="Standard" style:list-style-name="L1">
      <style:text-properties style:font-name="Liberation Sans" officeooo:paragraph-rsid="00109c7a"/>
    </style:style>
    <style:style style:name="P26" style:family="paragraph" style:parent-style-name="Standard" style:list-style-name="L1">
      <style:text-properties style:font-name="Liberation Sans" officeooo:rsid="00109c7a" officeooo:paragraph-rsid="00109c7a"/>
    </style:style>
    <style:style style:name="P27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1b7d44" style:font-size-asian="18pt" style:font-weight-asian="normal"/>
    </style:style>
    <style:style style:name="P28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rsid="001b7d44" officeooo:paragraph-rsid="001b7d44" style:font-size-asian="11pt" style:font-weight-asian="normal"/>
    </style:style>
    <style:style style:name="P29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b7d44" officeooo:paragraph-rsid="001b7d44" style:font-size-asian="12pt" style:font-weight-asian="normal"/>
    </style:style>
    <style:style style:name="T1" style:family="text">
      <style:text-properties fo:color="#000000" loext:opacity="100%" fo:font-size="11pt" style:text-underline-style="none" fo:font-weight="normal" style:font-size-asian="11pt" style:font-weight-asian="normal"/>
    </style:style>
    <style:style style:name="T2" style:family="text">
      <style:text-properties fo:color="#000000" loext:opacity="100%" fo:font-size="11pt" style:text-underline-style="none" fo:font-weight="normal" officeooo:rsid="000bfac9" style:font-size-asian="11pt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ab79"/>
    </style:style>
    <style:style style:name="T6" style:family="text">
      <style:text-properties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109c7a"/>
    </style:style>
    <style:style style:name="T9" style:family="text">
      <style:text-properties style:font-name="Liberation Sans" officeooo:rsid="0010c304"/>
    </style:style>
    <style:style style:name="T10" style:family="text">
      <style:text-properties officeooo:rsid="001a3d7d"/>
    </style:style>
    <style:style style:name="T11" style:family="text">
      <style:text-properties officeooo:rsid="001b7d44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kumentation</text:p>
      <text:p text:style-name="P1"/>
      <text:p text:style-name="P5">Anforderungsanalyse</text:p>
      <text:p text:style-name="P20">Die Anforderungsanalyse ist <text:span text:style-name="T5">der erste wichtige</text:span> Schritt im Entwicklungsprozess eines Softwareprojekts. <text:span text:style-name="T5">Dabei geht es um die Identifizierung und Dokumentation der </text:span>Bedürfnisse, Anforderungen und Erwartungen <text:span text:style-name="T5">an das Softwareprojekt. </text:span>Dieser Prozess legt den Grundstein für das gesamte Projekt, indem er sicherstellt, dass das Endprodukt die Bedürfnisse der Benutzer erfüllt und den Anforderungen entspricht.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<text:span text:style-name="T3">Projektidee: </text:span><text:span text:style-name="T6">Beschreiben Sie kurz die Idee des</text:span> Spiels oder der interaktiven Anwendung.</text:p>
          </table:table-cell>
          <table:table-cell table:style-name="Tabelle1.A1" office:value-type="string">
            <text:p text:style-name="P16">- Einstellung der Startkonfiguration von einem digitalen Spielbrett des Spiels „Conway’s Game of Life“</text:p>
          </table:table-cell>
        </table:table-row>
        <table:table-row table:style-name="Tabelle1.1">
          <table:table-cell table:style-name="Tabelle1.A2" office:value-type="string">
            <text:p text:style-name="P13">Benutzeroberfläche: <text:span text:style-name="T4">Beschreiben Sie den Aufbau der Benutzeroberfläche (Steuerelemente/ Figuren, Grafiken und Texte, etc.).</text:span></text:p>
          </table:table-cell>
          <table:table-cell table:style-name="Tabelle1.A2" office:value-type="string">
            <text:p text:style-name="P16">- Gitter der einzelnen Zellen des Spiels, die entweder am leben, also farbig ausgefüllt, oder tot, farblos, sind</text:p>
            <text:p text:style-name="P16">- UI Elemente wie Tempo des kontinuierlichen Modus und zurzeit eingestellter Modus</text:p>
          </table:table-cell>
        </table:table-row>
        <table:table-row table:style-name="Tabelle1.1">
          <table:table-cell table:style-name="Tabelle1.A2" office:value-type="string">
            <text:p text:style-name="P13">Interaktivität: <text:span text:style-name="T4">Beschreiben Sie, wie der Nutzer mit Ihrer Anwendung interagieren kann.</text:span></text:p>
          </table:table-cell>
          <table:table-cell table:style-name="Tabelle1.A2" office:value-type="string">
            <text:p text:style-name="P16">- Einstellen der Startkonfiguration des Spiels</text:p>
            <text:p text:style-name="P16">- Kontrolle über die Generierung neuer Generationen ausgehend dieser Konfiguration</text:p>
            <text:p text:style-name="P16">- Visuelle Kontrolle über das Spielbrett</text:p>
          </table:table-cell>
        </table:table-row>
        <table:table-row table:style-name="Tabelle1.1">
          <table:table-cell table:style-name="Tabelle1.A2" office:value-type="string">
            <text:p text:style-name="P13">Funktionalität: <text:span text:style-name="T4">Definieren Sie die grundlegenden Funktionen und Features des Projekts (z.B. die Verwendung von Maus- und Tastatureingaben, die Anzeige von Grafiken und Texten).</text:span></text:p>
          </table:table-cell>
          <table:table-cell table:style-name="Tabelle1.A2" office:value-type="string">
            <text:p text:style-name="P16">Linke Maus Taste: Erstellen <text:span text:style-name="T10">einer </text:span>angeklickten Zelle</text:p>
            <text:p text:style-name="P17">Rechte Maus Taste: <text:span text:style-name="T10">Töten einer Zelle</text:span></text:p>
            <text:p text:style-name="P17"><text:span text:style-name="T10">mittlere Maustaste: </text:span><text:s/><text:span text:style-name="T10">schwenken der Kamera</text:span><text:line-break/>Strg+Mausrad: Zoomen</text:p>
            <text:p text:style-name="P16">Pfeiltasten Rechts/Links: Einstellen des Tempos des kontinuierlichen Modus<text:line-break/>Enter: An-/Ausschalten des kontinuierlichen Modus</text:p>
            <text:p text:style-name="P16">Leertaste: Generieren einer Generation</text:p>
          </table:table-cell>
        </table:table-row>
        <table:table-row table:style-name="Tabelle1.1">
          <table:table-cell table:style-name="Tabelle1.A5" office:value-type="string">
            <text:p text:style-name="P13">Spielmechaniken (falls relevant): <text:span text:style-name="T4">Beschreiben Sie kurz die</text:span> <text:span text:style-name="T4">Spielmechaniken wie Bewegung, Kollisionserkennung und Punktevergabe.</text:span></text:p>
          </table:table-cell>
          <table:table-cell table:style-name="Tabelle1.A5" office:value-type="string">
            <text:p text:style-name="P16">Jede neue Generation wird nach den folgenden Regeln auf einem (theoretisch) unendlichem Feld generiert:</text:p>
            <text:p text:style-name="P16">1. Jede lebende Zelle mit einer oder keiner benachbarten Zelle stirbt in der nächsten Generation<text:line-break/>2. Jede lebende Zelle mit zwei oder drei benachbarten Zellen überlebt die nächste Generation</text:p>
            <text:p text:style-name="P16">3. Jede lebende Zelle mit genau vier oder mehr benachbarten Zellen stirbt in der nächsten Generation</text:p>
            <text:p text:style-name="P16">4. Jede tote Zelle mit genau drei benachbarten Zellen wird in der nächsten Generation belebt</text:p>
            <text:p text:style-name="P16">Hinweis: Die Nachbarn einer Zelle sind die in alle <text:soft-page-break/>8 umliegenden Richtungen Zellen</text:p>
          </table:table-cell>
        </table:table-row>
      </table:table>
      <text:p text:style-name="P21"/>
      <text:p text:style-name="Text_20_body"/>
      <text:p text:style-name="P7">Auswertung der Stunde <text:span text:style-name="T5">am: </text:span><text:span text:style-name="T11">12.03.2024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28">Tilman</text:p>
          </table:table-cell>
          <table:table-cell table:style-name="Tabelle2.A1" office:value-type="string">
            <text:p text:style-name="P28">Theo</text:p>
          </table:table-cell>
        </table:table-row>
        <table:table-row table:style-name="Tabelle2.1">
          <table:table-cell table:style-name="Tabelle2.A1" office:value-type="string">
            <text:p text:style-name="P18"><text:span text:style-name="T1">geplantes Ziel </text:span><text:span text:style-name="T2">(am Anfang der Stunde ausfüllen)</text:span></text:p>
          </table:table-cell>
          <table:table-cell table:style-name="Tabelle2.A1" office:value-type="string">
            <text:p text:style-name="P29">- Erstellen eines Gitters</text:p>
            <text:p text:style-name="P29">- Hinzufügen und Entfernen von Zellen</text:p>
            <text:p text:style-name="P29">- vll Schwenken der Kamera</text:p>
          </table:table-cell>
          <table:table-cell table:style-name="Tabelle2.A1" office:value-type="string">
            <text:p text:style-name="P29">Algorithmus zur Generierung der nächsten Generation an Zellen</text:p>
          </table:table-cell>
        </table:table-row>
        <table:table-row table:style-name="Tabelle2.1">
          <table:table-cell table:style-name="Tabelle2.A1" office:value-type="string">
            <text:p text:style-name="P2">erreicht in der Stunde</text:p>
          </table:table-cell>
          <table:table-cell table:style-name="Tabelle2.A1" office:value-type="string">
            <text:p text:style-name="P29">ersten Beiden Punkte</text:p>
          </table:table-cell>
          <table:table-cell table:style-name="Tabelle2.A1" office:value-type="string">
            <text:p text:style-name="P29">Teilalgorithmus zur Bestimmung der Anzahl der Nachbarn einer Zelle</text:p>
          </table:table-cell>
        </table:table-row>
        <table:table-row table:style-name="Tabelle2.1">
          <table:table-cell table:style-name="Tabelle2.A1" office:value-type="string">
            <text:p text:style-name="P2">Ziel für nächste Stunde<text:line-break/>(offene Aufgaben)</text:p>
          </table:table-cell>
          <table:table-cell table:style-name="Tabelle2.A1" office:value-type="string">
            <text:p text:style-name="P29">Schwenken und Zoomen der Kamera</text:p>
          </table:table-cell>
          <table:table-cell table:style-name="Tabelle2.A1" office:value-type="string">
            <text:p text:style-name="P29">Fertigstellen des kompletten Algorithmus </text:p>
          </table:table-cell>
        </table:table-row>
        <table:table-row table:style-name="Tabelle2.1">
          <table:table-cell table:style-name="Tabelle2.A1" office:value-type="string">
            <text:p text:style-name="P2">Probleme in der heutigen Umsetzung</text:p>
          </table:table-cell>
          <table:table-cell table:style-name="Tabelle2.A1" office:value-type="string">
            <text:p text:style-name="P14">- <text:span text:style-name="T11">(keine Großen)</text:span></text:p>
          </table:table-cell>
          <table:table-cell table:style-name="Tabelle2.A1" office:value-type="string">
            <text:p text:style-name="P29">komplexe Speicherung der Zellen in einer eindimensionalen Liste bei einem zweidimensionalen Spielfeld</text:p>
          </table:table-cell>
        </table:table-row>
        <table:table-row table:style-name="Tabelle2.1">
          <table:table-cell table:style-name="Tabelle2.A6" office:value-type="string">
            <text:p text:style-name="P4">Fehlerbehebung</text:p>
          </table:table-cell>
          <table:table-cell table:style-name="Tabelle2.A6" office:value-type="string">
            <text:p text:style-name="P14">-</text:p>
          </table:table-cell>
          <table:table-cell table:style-name="Tabelle2.A6" office:value-type="string">
            <text:p text:style-name="P29">Veränderung der Variable, die alle Zellen speichert zu einer zweidimensionalem Liste</text:p>
          </table:table-cell>
        </table:table-row>
      </table:table>
      <text:p text:style-name="P6"/>
      <text:p text:style-name="P27">Auswertung der Stunde <text:span text:style-name="T5">am: </text:span><text:span text:style-name="T11">19.03.2024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28">Tilman</text:p>
          </table:table-cell>
          <table:table-cell table:style-name="Tabelle3.A1" office:value-type="string">
            <text:p text:style-name="P28">Theo</text:p>
          </table:table-cell>
        </table:table-row>
        <table:table-row table:style-name="Tabelle3.1">
          <table:table-cell table:style-name="Tabelle3.A1" office:value-type="string">
            <text:p text:style-name="P19"><text:span text:style-name="T1">geplantes Ziel </text:span><text:span text:style-name="T2">(am Anfang der Stunde ausfüllen)</text:span></text:p>
          </table:table-cell>
          <table:table-cell table:style-name="Tabelle3.A1" office:value-type="string">
            <text:p text:style-name="P29">Zoomen und Schwenken der Kamera</text:p>
          </table:table-cell>
          <table:table-cell table:style-name="Tabelle3.A1" office:value-type="string">
            <text:p text:style-name="P29">Fertigstellung des Algorithmus</text:p>
          </table:table-cell>
        </table:table-row>
        <table:table-row table:style-name="Tabelle3.1">
          <table:table-cell table:style-name="Tabelle3.A1" office:value-type="string">
            <text:p text:style-name="P3">erreicht in der Stunde</text:p>
          </table:table-cell>
          <table:table-cell table:style-name="Tabelle3.A1" office:value-type="string">
            <text:p text:style-name="P29">ja</text:p>
          </table:table-cell>
          <table:table-cell table:style-name="Tabelle3.A1" office:value-type="string">
            <text:p text:style-name="P29">ja</text:p>
          </table:table-cell>
        </table:table-row>
        <table:table-row table:style-name="Tabelle3.1">
          <table:table-cell table:style-name="Tabelle3.A1" office:value-type="string">
            <text:p text:style-name="P3">Ziel für nächste Stunde<text:line-break/>(offene Aufgaben)</text:p>
          </table:table-cell>
          <table:table-cell table:style-name="Tabelle3.A1" office:value-type="string">
            <text:p text:style-name="P15">-<text:span text:style-name="T11">evnt. UI Elemente <text:s/>wie z. B. kontinuierlicher Modus</text:span></text:p>
          </table:table-cell>
          <table:table-cell table:style-name="Tabelle3.A1" office:value-type="string">
            <text:p text:style-name="P29">- Speicherung aller Zellen auf einer Datei, sodass sie beim nächsten Programmaufruf gespeichert bleiben</text:p>
            <text:p text:style-name="P29">- evnt. Optimierung des Algorithmus nach Effizienz </text:p>
          </table:table-cell>
        </table:table-row>
        <table:table-row table:style-name="Tabelle3.1">
          <table:table-cell table:style-name="Tabelle3.A1" office:value-type="string">
            <text:p text:style-name="P3">Probleme in der heutigen Umsetzung</text:p>
          </table:table-cell>
          <table:table-cell table:style-name="Tabelle3.A1" office:value-type="string">
            <text:p text:style-name="P15">- <text:span text:style-name="T11">Gitter schwenkt sich nicht mit</text:span></text:p>
          </table:table-cell>
          <table:table-cell table:style-name="Tabelle3.A1" office:value-type="string">
            <text:p text:style-name="P15">- <text:span text:style-name="T11">Algorithmus funktioniert theoretisch fehlerfrei, kann jedoch nicht richtig auf die Variable, die das Feld speichert, übertragen werden</text:span></text:p>
          </table:table-cell>
        </table:table-row>
        <table:table-row table:style-name="Tabelle3.1">
          <table:table-cell table:style-name="Tabelle3.A6" office:value-type="string">
            <text:p text:style-name="P4">Fehlerbehebung</text:p>
          </table:table-cell>
          <table:table-cell table:style-name="Tabelle3.A6" office:value-type="string">
            <text:p text:style-name="P15">- <text:span text:style-name="T11">Einbeziehen der Kameraposition in die Funktion die das Gitter zeichnet</text:span></text:p>
          </table:table-cell>
          <table:table-cell table:style-name="Tabelle3.A6" office:value-type="string">
            <text:p text:style-name="P15">- <text:span text:style-name="T11">andere (importierte) Funktion zum Kopieren der Liste (die eine komplett eigenständige Liste </text:span><text:soft-page-break/><text:span text:style-name="T11">erstellt, die sich nicht mitverändert)</text:span></text:p>
          </table:table-cell>
        </table:table-row>
      </table:table>
      <text:p text:style-name="P6"/>
      <text:p text:style-name="P8"/>
      <text:p text:style-name="P9"/>
      <text:p text:style-name="P10">Bewertungskriterien</text:p>
      <text:list text:style-name="L1">
        <text:list-item>
          <text:p text:style-name="P23">Funktionalität</text:p>
          <text:list>
            <text:list-item>
              <text:p text:style-name="P25">Erfüllung der funktionalen Anforderungen des Projekts</text:p>
            </text:list-item>
            <text:list-item>
              <text:p text:style-name="P25">Korrekte Implementierung von Interaktionen und Spielmechaniken (falls relevant)</text:p>
            </text:list-item>
            <text:list-item>
              <text:p text:style-name="P22"><text:span text:style-name="T8">F</text:span><text:span text:style-name="T7">ehlerfreie Ausführung des Programms ohne Abstürze oder unerwartetes Verhalten</text:span></text:p>
              <text:p text:style-name="P22"/>
            </text:list-item>
          </text:list>
        </text:list-item>
        <text:list-item>
          <text:p text:style-name="P24">Benutzeroberfläche und Interaktivität</text:p>
          <text:list>
            <text:list-item>
              <text:p text:style-name="P25">Benutzerfreundlichkeit und intuitive Bedienbarkeit der Benutzeroberfläche</text:p>
            </text:list-item>
            <text:list-item>
              <text:p text:style-name="P25">Effektive Nutzung von Steuerelementen und Interaktionsmöglichkeiten</text:p>
            </text:list-item>
            <text:list-item>
              <text:p text:style-name="P25">Flüssige und reaktionsschnelle Benutzererfahrung</text:p>
              <text:p text:style-name="P22"/>
            </text:list-item>
          </text:list>
        </text:list-item>
        <text:list-item>
          <text:p text:style-name="P24">Grafikdesign</text:p>
          <text:list>
            <text:list-item>
              <text:p text:style-name="P25">Kreativität und Ästhetik des Grafikdesigns</text:p>
            </text:list-item>
            <text:list-item>
              <text:p text:style-name="P25">Passende Verwendung von Grafikelementen, Farben und Layout</text:p>
            </text:list-item>
            <text:list-item>
              <text:p text:style-name="P25">Berücksichtigung der Zielgruppe und des Themas des Projekts</text:p>
              <text:p text:style-name="P22"/>
            </text:list-item>
          </text:list>
        </text:list-item>
        <text:list-item>
          <text:p text:style-name="P24">Programmierkonzepte</text:p>
          <text:list>
            <text:list-item>
              <text:p text:style-name="P22"><text:span text:style-name="T7">Verwendung von angemessenen Programmierkonzepten, <text:line-break/></text:span><text:span text:style-name="T9">z.B.</text:span><text:span text:style-name="T7"> Ereignisgesteuerte Programmierung, Objektorientierung</text:span></text:p>
            </text:list-item>
            <text:list-item>
              <text:p text:style-name="P25">Klarheit und Struktur des Quellcodes</text:p>
            </text:list-item>
            <text:list-item>
              <text:p text:style-name="P25">Effektive Nutzung von Funktionen, Klassen und Modulen</text:p>
              <text:p text:style-name="P26"/>
            </text:list-item>
          </text:list>
        </text:list-item>
        <text:list-item>
          <text:p text:style-name="P24">Dokumentation und Kommentierung</text:p>
          <text:list>
            <text:list-item>
              <text:p text:style-name="P25">Qualität und Vollständigkeit der Projektdokumentation</text:p>
            </text:list-item>
            <text:list-item>
              <text:p text:style-name="P25">Verständliche Erklärungen und Anleitungen für die Verwendung des Programms</text:p>
            </text:list-item>
            <text:list-item>
              <text:p text:style-name="P25">Klare Kommentierung des Quellcodes zur Erläuterung von Funktionen und Arbeitsabläufen</text:p>
              <text:p text:style-name="P22"/>
            </text:list-item>
          </text:list>
        </text:list-item>
        <text:list-item>
          <text:p text:style-name="P24">Testen und Fehlerbehebung</text:p>
          <text:list>
            <text:list-item>
              <text:p text:style-name="P25">Durchführung von Tests zur Überprüfung der Funktionalität und Fehlerfreiheit des Programms</text:p>
            </text:list-item>
            <text:list-item>
              <text:p text:style-name="P25">Effektive Fehlerbehebung und Behebung von Problemen, die während der Entwicklung aufgetreten sind</text:p>
            </text:list-item>
            <text:list-item>
              <text:p text:style-name="P25">Dokumentation von durchgeführten Tests und behobenen Fehlern</text:p>
              <text:p text:style-name="P22"/>
            </text:list-item>
          </text:list>
        </text:list-item>
        <text:list-item>
          <text:p text:style-name="P24">Zeitmanagement</text:p>
          <text:list>
            <text:list-item>
              <text:p text:style-name="P25">Einhaltung des Zeitplans für die Entwicklung und Fertigstellung des Projekts</text:p>
            </text:list-item>
            <text:list-item>
              <text:p text:style-name="P25">Effiziente Nutzung der zur Verfügung stehenden Zeitressourcen</text:p>
            </text:list-item>
            <text:list-item>
              <text:p text:style-name="P25">Fähigkeit zur Priorisierung und Planung von Arbeitsaufgaben</text:p>
              <text:p text:style-name="P22"/>
            </text:list-item>
          </text:list>
        </text:list-item>
        <text:list-item>
          <text:p text:style-name="P24">Kreativität und Originalität</text:p>
          <text:list>
            <text:list-item>
              <text:p text:style-name="P25">Originalität und Einzigartigkeit des Projektkonzepts</text:p>
            </text:list-item>
            <text:list-item>
              <text:p text:style-name="P25">Kreative Lösungsansätze und Umsetzung von Ideen</text:p>
              <text:p text:style-name="P22"/>
            </text:list-item>
          </text:list>
        </text:list-item>
        <text:list-item>
          <text:p text:style-name="P24">Präsentation und Kommunikation</text:p>
          <text:list>
            <text:list-item>
              <text:p text:style-name="P25">Qualität und Klarheit der Abschlusspräsentation</text:p>
            </text:list-item>
            <text:list-item>
              <text:p text:style-name="P25">Fähigkeit zur effektiven Kommunikation von Ideen und Ergebnissen</text:p>
            </text:list-item>
            <text:list-item>
              <text:p text:style-name="P25">Beantwortung von Fragen und Erläuterung von Details des Projekt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37:44.781318581</meta:creation-date>
    <dc:date>2024-03-19T20:52:33.320459847</dc:date>
    <meta:editing-duration>PT1H58M22S</meta:editing-duration>
    <meta:editing-cycles>11</meta:editing-cycles>
    <meta:generator>LibreOffice/7.4.7.2$Linux_X86_64 LibreOffice_project/40$Build-2</meta:generator>
    <meta:document-statistic meta:table-count="3" meta:image-count="0" meta:object-count="0" meta:page-count="5" meta:paragraph-count="107" meta:word-count="791" meta:character-count="5888" meta:non-whitespace-character-count="5234"/>
  </office:meta>
</office:document-meta>
</file>